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5 月 份" calcext:value-type="string">
              <text:p><text:s text:c="7"/>中 華 民 國 98 年 5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3688" calcext:value-type="float">
            <text:p><text:s text:c="3"/>3,68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8" calcext:value-type="float">
            <text:p><text:s text:c="3"/>1.88 </text:p>
          </table:table-cell>
          <table:table-cell table:style-name="ce29" office:value-type="float" office:value="2319" calcext:value-type="float">
            <text:p><text:s text:c="3"/>2,319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8" calcext:value-type="float">
            <text:p><text:s text:c="3"/>1.18 </text:p>
          </table:table-cell>
          <table:table-cell table:style-name="ce29" office:value-type="float" office:value="12646" calcext:value-type="float">
            <text:p><text:s text:c="3"/>12,646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10327" calcext:value-type="float">
            <text:p><text:s text:c="3"/>10,32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7" calcext:value-type="float">
            <text:p><text:s text:c="3"/>5.27 </text:p>
          </table:table-cell>
          <table:table-cell table:style-name="ce29" office:value-type="float" office:value="9132" calcext:value-type="float">
            <text:p><text:s text:c="3"/>9,13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29" office:value-type="float" office:value="4233" calcext:value-type="float">
            <text:p><text:s text:c="3"/>4,23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3002" calcext:value-type="float">
            <text:p><text:s text:c="3"/>3,002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4" calcext:value-type="float">
            <text:p><text:s text:c="3"/>1.54 </text:p>
          </table:table-cell>
          <table:table-cell table:style-name="ce29" office:value-type="float" office:value="2280" calcext:value-type="float">
            <text:p><text:s text:c="3"/>2,28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7" calcext:value-type="float">
            <text:p><text:s text:c="3"/>1.17 </text:p>
          </table:table-cell>
          <table:table-cell table:style-name="ce29" office:value-type="float" office:value="12569" calcext:value-type="float">
            <text:p><text:s text:c="3"/>12,569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29" office:value-type="float" office:value="10289" calcext:value-type="float">
            <text:p><text:s text:c="3"/>10,289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29" office:value-type="float" office:value="9102" calcext:value-type="float">
            <text:p><text:s text:c="3"/>9,10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7" calcext:value-type="float">
            <text:p><text:s text:c="3"/>4.67 </text:p>
          </table:table-cell>
          <table:table-cell table:style-name="ce29" office:value-type="float" office:value="4229" calcext:value-type="float">
            <text:p><text:s text:c="3"/>4,22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3800" calcext:value-type="float">
            <text:p><text:s text:c="3"/>3,80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8" calcext:value-type="float">
            <text:p><text:s text:c="3"/>2.38 </text:p>
          </table:table-cell>
          <table:table-cell table:style-name="ce29" office:value-type="float" office:value="2059" calcext:value-type="float">
            <text:p><text:s text:c="3"/>2,059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29" calcext:value-type="float">
            <text:p><text:s text:c="3"/>1.29 </text:p>
          </table:table-cell>
          <table:table-cell table:style-name="ce29" office:value-type="float" office:value="10573" calcext:value-type="float">
            <text:p><text:s text:c="3"/>10,57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1" calcext:value-type="float">
            <text:p><text:s text:c="3"/>6.61 </text:p>
          </table:table-cell>
          <table:table-cell table:style-name="ce29" office:value-type="float" office:value="8514" calcext:value-type="float">
            <text:p><text:s text:c="3"/>8,51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3" calcext:value-type="float">
            <text:p><text:s text:c="3"/>5.33 </text:p>
          </table:table-cell>
          <table:table-cell table:style-name="ce29" office:value-type="float" office:value="7369" calcext:value-type="float">
            <text:p><text:s text:c="3"/>7,369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61" calcext:value-type="float">
            <text:p><text:s text:c="3"/>4.61 </text:p>
          </table:table-cell>
          <table:table-cell table:style-name="ce29" office:value-type="float" office:value="3458" calcext:value-type="float">
            <text:p><text:s text:c="3"/>3,45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209" calcext:value-type="float">
            <text:p><text:s text:c="3"/>2,209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838" calcext:value-type="float">
            <text:p><text:s text:c="3"/>83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7" calcext:value-type="float">
            <text:p><text:s text:c="3"/>2.57 </text:p>
          </table:table-cell>
          <table:table-cell table:style-name="ce30" office:value-type="float" office:value="2133" calcext:value-type="float">
            <text:p><text:s text:c="3"/>2,13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0" office:value-type="float" office:value="1295" calcext:value-type="float">
            <text:p><text:s text:c="3"/>1,295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6" calcext:value-type="float">
            <text:p><text:s text:c="3"/>3.96 </text:p>
          </table:table-cell>
          <table:table-cell table:style-name="ce30" office:value-type="float" office:value="1710" calcext:value-type="float">
            <text:p><text:s text:c="3"/>1,71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30" office:value-type="float" office:value="744" calcext:value-type="float">
            <text:p><text:s text:c="3"/>74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62" calcext:value-type="float">
            <text:p><text:s/>－62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8" calcext:value-type="float">
            <text:p><text:s/>－1.58 </text:p>
          </table:table-cell>
          <table:table-cell table:style-name="ce30" office:value-type="float" office:value="-31" calcext:value-type="float">
            <text:p><text:s/>－31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79" calcext:value-type="float">
            <text:p><text:s/>－0.79 </text:p>
          </table:table-cell>
          <table:table-cell table:style-name="ce30" office:value-type="float" office:value="245" calcext:value-type="float">
            <text:p><text:s text:c="3"/>24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1" calcext:value-type="float">
            <text:p><text:s text:c="3"/>3.91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16" calcext:value-type="float">
            <text:p><text:s text:c="3"/>1,11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539" calcext:value-type="float">
            <text:p><text:s text:c="3"/>539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3" calcext:value-type="float">
            <text:p><text:s text:c="3"/>3.23 </text:p>
          </table:table-cell>
          <table:table-cell table:style-name="ce30" office:value-type="float" office:value="1202" calcext:value-type="float">
            <text:p><text:s text:c="3"/>1,20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663" calcext:value-type="float">
            <text:p><text:s text:c="3"/>663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849" calcext:value-type="float">
            <text:p><text:s text:c="3"/>84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414" calcext:value-type="float">
            <text:p><text:s text:c="3"/>41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73" calcext:value-type="float">
            <text:p><text:s text:c="3"/>673 </text:p>
          </table:table-cell>
          <table:table-cell table:style-name="ce26" office:value-type="float" office:value="1.33" calcext:value-type="float">
            <text:p><text:s text:c="3"/>1.33 </text:p>
          </table:table-cell>
          <table:table-cell table:style-name="ce26" office:value-type="float" office:value="15.69" calcext:value-type="float">
            <text:p><text:s text:c="3"/>15.69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429" calcext:value-type="float">
            <text:p><text:s text:c="3"/>429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9.99" calcext:value-type="float">
            <text:p><text:s text:c="3"/>9.99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237" calcext:value-type="float">
            <text:p><text:s text:c="3"/>23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5" calcext:value-type="float">
            <text:p><text:s/>－15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30" office:value-type="float" office:value="-29" calcext:value-type="float">
            <text:p><text:s/>－29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1" calcext:value-type="float">
            <text:p><text:s/>－0.61 </text:p>
          </table:table-cell>
          <table:table-cell table:style-name="ce30" office:value-type="float" office:value="311" calcext:value-type="float">
            <text:p><text:s text:c="3"/>31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0" office:value-type="float" office:value="340" calcext:value-type="float">
            <text:p><text:s text:c="3"/>340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4" calcext:value-type="float">
            <text:p><text:s text:c="3"/>7.14 </text:p>
          </table:table-cell>
          <table:table-cell table:style-name="ce30" office:value-type="float" office:value="248" calcext:value-type="float">
            <text:p><text:s text:c="3"/>248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1" calcext:value-type="float">
            <text:p><text:s text:c="3"/>5.21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30" office:value-type="float" office:value="287" calcext:value-type="float">
            <text:p><text:s text:c="3"/>28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7" calcext:value-type="float">
            <text:p><text:s text:c="3"/>2.17 </text:p>
          </table:table-cell>
          <table:table-cell table:style-name="ce30" office:value-type="float" office:value="939" calcext:value-type="float">
            <text:p><text:s text:c="3"/>939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652" calcext:value-type="float">
            <text:p><text:s text:c="3"/>65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571" calcext:value-type="float">
            <text:p><text:s text:c="3"/>57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1" calcext:value-type="float">
            <text:p><text:s text:c="3"/>4.31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94" calcext:value-type="float">
            <text:p><text:s/>－194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4" calcext:value-type="float">
            <text:p><text:s/>－1.74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8" calcext:value-type="float">
            <text:p><text:s text:c="3"/>1.58 </text:p>
          </table:table-cell>
          <table:table-cell table:style-name="ce30" office:value-type="float" office:value="790" calcext:value-type="float">
            <text:p><text:s text:c="3"/>79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614" calcext:value-type="float">
            <text:p><text:s text:c="3"/>6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30" office:value-type="float" office:value="476" calcext:value-type="float">
            <text:p><text:s text:c="3"/>476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7" calcext:value-type="float">
            <text:p><text:s text:c="3"/>4.27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70" calcext:value-type="float">
            <text:p><text:s/>－270 </text:p>
          </table:table-cell>
          <table:table-cell table:style-name="ce26" office:value-type="float" office:value="-0.51" calcext:value-type="float">
            <text:p><text:s/>－0.51 </text:p>
          </table:table-cell>
          <table:table-cell table:style-name="ce26" office:value-type="float" office:value="-5.98" calcext:value-type="float">
            <text:p><text:s/>－5.98 </text:p>
          </table:table-cell>
          <table:table-cell table:style-name="ce30" office:value-type="float" office:value="-92" calcext:value-type="float">
            <text:p><text:s/>－92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4" calcext:value-type="float">
            <text:p><text:s/>－2.04 </text:p>
          </table:table-cell>
          <table:table-cell table:style-name="ce30" office:value-type="float" office:value="237" calcext:value-type="float">
            <text:p><text:s text:c="3"/>23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329" calcext:value-type="float">
            <text:p><text:s text:c="3"/>32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9" calcext:value-type="float">
            <text:p><text:s text:c="3"/>7.29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3" calcext:value-type="float">
            <text:p><text:s text:c="3"/>3.63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30" office:value-type="float" office:value="-67" calcext:value-type="float">
            <text:p><text:s/>－67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30" office:value-type="float" office:value="395" calcext:value-type="float">
            <text:p><text:s text:c="3"/>39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462" calcext:value-type="float">
            <text:p><text:s text:c="3"/>46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234" calcext:value-type="float">
            <text:p><text:s text:c="3"/>234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1" calcext:value-type="float">
            <text:p><text:s text:c="3"/>3.81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08" calcext:value-type="float">
            <text:p><text:s/>－108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2" calcext:value-type="float">
            <text:p><text:s/>－2.32 </text:p>
          </table:table-cell>
          <table:table-cell table:style-name="ce30" office:value-type="float" office:value="-46" calcext:value-type="float">
            <text:p><text:s/>－46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9" calcext:value-type="float">
            <text:p><text:s/>－0.99 </text:p>
          </table:table-cell>
          <table:table-cell table:style-name="ce30" office:value-type="float" office:value="283" calcext:value-type="float">
            <text:p><text:s text:c="3"/>28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8" calcext:value-type="float">
            <text:p><text:s text:c="3"/>6.08 </text:p>
          </table:table-cell>
          <table:table-cell table:style-name="ce30" office:value-type="float" office:value="329" calcext:value-type="float">
            <text:p><text:s text:c="3"/>329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5" calcext:value-type="float">
            <text:p><text:s text:c="3"/>4.15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30" office:value-type="float" office:value="-29" calcext:value-type="float">
            <text:p><text:s/>－29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5" calcext:value-type="float">
            <text:p><text:s text:c="3"/>6.25 </text:p>
          </table:table-cell>
          <table:table-cell table:style-name="ce30" office:value-type="float" office:value="615" calcext:value-type="float">
            <text:p><text:s text:c="3"/>61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6" calcext:value-type="float">
            <text:p><text:s text:c="3"/>6.56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4" calcext:value-type="float">
            <text:p><text:s text:c="3"/>3.94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439" calcext:value-type="float">
            <text:p><text:s/>－439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16" calcext:value-type="float">
            <text:p><text:s/>－4.16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30" office:value-type="float" office:value="632" calcext:value-type="float">
            <text:p><text:s text:c="3"/>632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9" calcext:value-type="float">
            <text:p><text:s text:c="3"/>5.99 </text:p>
          </table:table-cell>
          <table:table-cell table:style-name="ce30" office:value-type="float" office:value="612" calcext:value-type="float">
            <text:p><text:s text:c="3"/>61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30" office:value-type="float" office:value="441" calcext:value-type="float">
            <text:p><text:s text:c="3"/>44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78" calcext:value-type="float">
            <text:p><text:s/>－278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7" calcext:value-type="float">
            <text:p><text:s/>－3.70 </text:p>
          </table:table-cell>
          <table:table-cell table:style-name="ce30" office:value-type="float" office:value="-77" calcext:value-type="float">
            <text:p><text:s/>－77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3" calcext:value-type="float">
            <text:p><text:s/>－1.03 </text:p>
          </table:table-cell>
          <table:table-cell table:style-name="ce30" office:value-type="float" office:value="426" calcext:value-type="float">
            <text:p><text:s text:c="3"/>42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503" calcext:value-type="float">
            <text:p><text:s text:c="3"/>503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30" office:value-type="float" office:value="295" calcext:value-type="float">
            <text:p><text:s text:c="3"/>295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3" calcext:value-type="float">
            <text:p><text:s text:c="3"/>3.93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7" calcext:value-type="float">
            <text:p><text:s/>－1.17 </text:p>
          </table:table-cell>
          <table:table-cell table:style-name="ce30" office:value-type="float" office:value="-45" calcext:value-type="float">
            <text:p><text:s/>－45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8" calcext:value-type="float">
            <text:p><text:s/>－2.28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2" calcext:value-type="float">
            <text:p><text:s text:c="3"/>8.12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6" calcext:value-type="float">
            <text:p><text:s text:c="3"/>3.96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4" calcext:value-type="float">
            <text:p><text:s/>－14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30" office:value-type="float" office:value="-39" calcext:value-type="float">
            <text:p><text:s/>－39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5" calcext:value-type="float">
            <text:p><text:s/>－1.35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3" calcext:value-type="float">
            <text:p><text:s text:c="3"/>7.73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17" calcext:value-type="float">
            <text:p><text:s text:c="3"/>317 </text:p>
          </table:table-cell>
          <table:table-cell table:style-name="ce26" office:value-type="float" office:value="3.36" calcext:value-type="float">
            <text:p><text:s text:c="3"/>3.36 </text:p>
          </table:table-cell>
          <table:table-cell table:style-name="ce26" office:value-type="float" office:value="39.6" calcext:value-type="float">
            <text:p><text:s text:c="3"/>39.60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2" calcext:value-type="float">
            <text:p><text:s/>－1.62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6" calcext:value-type="float">
            <text:p><text:s text:c="3"/>7.36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4" calcext:value-type="float">
            <text:p><text:s text:c="3"/>2.74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4" calcext:value-type="float">
            <text:p><text:s/>－4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5" calcext:value-type="float">
            <text:p><text:s text:c="3"/>4.15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287" calcext:value-type="float">
            <text:p><text:s text:c="3"/>28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9" calcext:value-type="float">
            <text:p><text:s text:c="3"/>8.29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2" calcext:value-type="float">
            <text:p><text:s text:c="3"/>4.42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9" calcext:value-type="float">
            <text:p><text:s text:c="3"/>9.29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8" calcext:value-type="float">
            <text:p><text:s text:c="3"/>4.88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18" office:value-type="float" office:value="84" calcext:value-type="float">
            <text:p><text:s text:c="3"/>8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403" calcext:value-type="float">
            <text:p><text:s text:c="3"/>40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4" calcext:value-type="float">
            <text:p><text:s text:c="3"/>4.44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6" calcext:value-type="float">
            <text:p><text:s text:c="3"/>2.16 </text:p>
          </table:table-cell>
          <table:table-cell table:style-name="ce30" office:value-type="float" office:value="591" calcext:value-type="float">
            <text:p><text:s text:c="3"/>59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395" calcext:value-type="float">
            <text:p><text:s text:c="3"/>39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5" calcext:value-type="float">
            <text:p><text:s text:c="3"/>4.35 </text:p>
          </table:table-cell>
          <table:table-cell table:style-name="ce30" office:value-type="float" office:value="474" calcext:value-type="float">
            <text:p><text:s text:c="3"/>474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18" office:value-type="float" office:value="194" calcext:value-type="float">
            <text:p><text:s text:c="3"/>19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124" calcext:value-type="float">
            <text:p><text:s/>－124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32" calcext:value-type="float">
            <text:p><text:s/>－5.32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4" calcext:value-type="float">
            <text:p><text:s text:c="3"/>4.64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7" calcext:value-type="float">
            <text:p><text:s text:c="3"/>4.17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06" calcext:value-type="float">
            <text:p><text:s/>206 </text:p>
          </table:table-cell>
          <table:table-cell table:style-name="ce27" office:value-type="float" office:value="0.27" calcext:value-type="float">
            <text:p><text:s text:c="3"/>0.27 </text:p>
          </table:table-cell>
          <table:table-cell table:style-name="ce27" office:value-type="float" office:value="3.15" calcext:value-type="float">
            <text:p><text:s text:c="3"/>3.15 </text:p>
          </table:table-cell>
          <table:table-cell table:style-name="ce31" office:value-type="float" office:value="111" calcext:value-type="float">
            <text:p><text:s text:c="3"/>111 </text:p>
          </table:table-cell>
          <table:table-cell table:style-name="ce28" office:value-type="float" office:value="0.14" calcext:value-type="float">
            <text:p><text:s text:c="3"/>0.14 </text:p>
          </table:table-cell>
          <table:table-cell table:style-name="ce28" office:value-type="float" office:value="1.7" calcext:value-type="float">
            <text:p><text:s text:c="3"/>1.70 </text:p>
          </table:table-cell>
          <table:table-cell table:style-name="ce31" office:value-type="float" office:value="420" calcext:value-type="float">
            <text:p><text:s text:c="3"/>420 </text:p>
          </table:table-cell>
          <table:table-cell table:style-name="ce28" office:value-type="float" office:value="0.55" calcext:value-type="float">
            <text:p><text:s text:c="3"/>0.55 </text:p>
          </table:table-cell>
          <table:table-cell table:style-name="ce28" office:value-type="float" office:value="6.43" calcext:value-type="float">
            <text:p><text:s text:c="3"/>6.43 </text:p>
          </table:table-cell>
          <table:table-cell table:style-name="ce31" office:value-type="float" office:value="309" calcext:value-type="float">
            <text:p><text:s text:c="3"/>309 </text:p>
          </table:table-cell>
          <table:table-cell table:style-name="ce28" office:value-type="float" office:value="0.4" calcext:value-type="float">
            <text:p><text:s text:c="3"/>0.40 </text:p>
          </table:table-cell>
          <table:table-cell table:style-name="ce28" office:value-type="float" office:value="4.73" calcext:value-type="float">
            <text:p><text:s text:c="3"/>4.73 </text:p>
          </table:table-cell>
          <table:table-cell table:style-name="ce31" office:value-type="float" office:value="295" calcext:value-type="float">
            <text:p><text:s text:c="3"/>295 </text:p>
          </table:table-cell>
          <table:table-cell table:style-name="ce28" office:value-type="float" office:value="0.38" calcext:value-type="float">
            <text:p><text:s text:c="3"/>0.38 </text:p>
          </table:table-cell>
          <table:table-cell table:style-name="ce28" office:value-type="float" office:value="4.51" calcext:value-type="float">
            <text:p><text:s text:c="3"/>4.51 </text:p>
          </table:table-cell>
          <table:table-cell table:style-name="ce20" office:value-type="float" office:value="145" calcext:value-type="float">
            <text:p><text:s text:c="3"/>145 </text:p>
          </table:table-cell>
          <table:table-cell table:style-name="ce28" office:value-type="float" office:value="0.19" calcext:value-type="float">
            <text:p><text:s text:c="3"/>0.19 </text:p>
          </table:table-cell>
          <table:table-cell table:style-name="ce47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910" calcext:value-type="float">
            <text:p><text:s/>－910 </text:p>
          </table:table-cell>
          <table:table-cell table:style-name="ce25" office:value-type="float" office:value="-0.35" calcext:value-type="float">
            <text:p><text:s/>－0.35 </text:p>
          </table:table-cell>
          <table:table-cell table:style-name="ce25" office:value-type="float" office:value="-4.09" calcext:value-type="float">
            <text:p><text:s/>－4.09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9" office:value-type="float" office:value="1248" calcext:value-type="float">
            <text:p><text:s text:c="3"/>1,248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1" calcext:value-type="float">
            <text:p><text:s text:c="3"/>5.61 </text:p>
          </table:table-cell>
          <table:table-cell table:style-name="ce29" office:value-type="float" office:value="1131" calcext:value-type="float">
            <text:p><text:s text:c="3"/>1,131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29" office:value-type="float" office:value="1200" calcext:value-type="float">
            <text:p><text:s text:c="3"/>1,200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" calcext:value-type="float">
            <text:p><text:s text:c="3"/>5.40 </text:p>
          </table:table-cell>
          <table:table-cell table:style-name="ce17" office:value-type="float" office:value="440" calcext:value-type="float">
            <text:p><text:s text:c="3"/>440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9" calcext:value-type="float">
            <text:p><text:s/>－0.39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6" calcext:value-type="float">
            <text:p><text:s text:c="3"/>4.66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5" calcext:value-type="float">
            <text:p><text:s text:c="3"/>4.55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315" calcext:value-type="float">
            <text:p><text:s/>－315 </text:p>
          </table:table-cell>
          <table:table-cell table:style-name="ce26" office:value-type="float" office:value="-1.39" calcext:value-type="float">
            <text:p><text:s/>－1.39 </text:p>
          </table:table-cell>
          <table:table-cell table:style-name="ce26" office:value-type="float" office:value="-16.34" calcext:value-type="float">
            <text:p><text:s/>－16.34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91" calcext:value-type="float">
            <text:p><text:s/>－91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26" office:value-type="float" office:value="-3.42" calcext:value-type="float">
            <text:p><text:s/>－3.42 </text:p>
          </table:table-cell>
          <table:table-cell table:style-name="ce30" office:value-type="float" office:value="-12" calcext:value-type="float">
            <text:p><text:s/>－12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" calcext:value-type="float">
            <text:p><text:s text:c="3"/>5.00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191" calcext:value-type="float">
            <text:p><text:s/>－191 </text:p>
          </table:table-cell>
          <table:table-cell table:style-name="ce26" office:value-type="float" office:value="-0.87" calcext:value-type="float">
            <text:p><text:s/>－0.87 </text:p>
          </table:table-cell>
          <table:table-cell table:style-name="ce26" office:value-type="float" office:value="-10.29" calcext:value-type="float">
            <text:p><text:s/>－10.29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7" calcext:value-type="float">
            <text:p><text:s text:c="3"/>5.17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32" office:value-type="float" office:value="-2" calcext:value-type="float">
            <text:p><text:s/>－2 </text:p>
          </table:table-cell>
          <table:table-cell table:style-name="ce34" office:value-type="float" office:value="-0.01" calcext:value-type="float">
            <text:p><text:s/>－0.01 </text:p>
          </table:table-cell>
          <table:table-cell table:style-name="ce34" office:value-type="float" office:value="-0.15" calcext:value-type="float">
            <text:p><text:s/>－0.15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6" calcext:value-type="float">
            <text:p><text:s text:c="3"/>5.46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4" calcext:value-type="float">
            <text:p><text:s text:c="3"/>5.24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8" calcext:value-type="float">
            <text:p><text:s text:c="3"/>3.88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7" calcext:value-type="float">
            <text:p><text:s text:c="3"/>5.87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65" calcext:value-type="float">
            <text:p><text:s/>－265 </text:p>
          </table:table-cell>
          <table:table-cell table:style-name="ce26" office:value-type="float" office:value="-1.4" calcext:value-type="float">
            <text:p><text:s/>－1.40 </text:p>
          </table:table-cell>
          <table:table-cell table:style-name="ce26" office:value-type="float" office:value="-16.44" calcext:value-type="float">
            <text:p><text:s/>－16.44 </text:p>
          </table:table-cell>
          <table:table-cell table:style-name="ce30" office:value-type="float" office:value="-30" calcext:value-type="float">
            <text:p><text:s/>－30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6" calcext:value-type="float">
            <text:p><text:s/>－1.86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7" calcext:value-type="float">
            <text:p><text:s text:c="3"/>6.17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6" calcext:value-type="float">
            <text:p><text:s text:c="3"/>1.76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36" calcext:value-type="float">
            <text:p><text:s text:c="3"/>136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" calcext:value-type="float">
            <text:p><text:s text:c="3"/>6.00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8" calcext:value-type="float">
            <text:p><text:s text:c="3"/>2.78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48" calcext:value-type="float">
            <text:p><text:s text:c="3"/>3.48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3" calcext:value-type="float">
            <text:p><text:s text:c="3"/>4.63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200" calcext:value-type="float">
            <text:p><text:s/>－200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26" office:value-type="float" office:value="-8.26" calcext:value-type="float">
            <text:p><text:s/>－8.2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8" calcext:value-type="float">
            <text:p><text:s text:c="3"/>4.58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" calcext:value-type="float">
            <text:p><text:s text:c="3"/>5.70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48" calcext:value-type="float">
            <text:p><text:s/>－48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7" calcext:value-type="float">
            <text:p><text:s/>－2.27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2" calcext:value-type="float">
            <text:p><text:s text:c="3"/>1.32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9" calcext:value-type="float">
            <text:p><text:s text:c="3"/>4.39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112" calcext:value-type="float">
            <text:p><text:s text:c="3"/>112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6" calcext:value-type="float">
            <text:p><text:s text:c="3"/>0.86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9" office:value-type="float" office:value="748" calcext:value-type="float">
            <text:p><text:s text:c="3"/>748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644" calcext:value-type="float">
            <text:p><text:s text:c="3"/>644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7" calcext:value-type="float">
            <text:p><text:s text:c="3"/>4.97 </text:p>
          </table:table-cell>
          <table:table-cell table:style-name="ce29" office:value-type="float" office:value="533" calcext:value-type="float">
            <text:p><text:s text:c="3"/>533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11" calcext:value-type="float">
            <text:p><text:s text:c="3"/>4.11 </text:p>
          </table:table-cell>
          <table:table-cell table:style-name="ce17" office:value-type="float" office:value="331" calcext:value-type="float">
            <text:p><text:s text:c="3"/>33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1.57" calcext:value-type="float">
            <text:p><text:s/>－1.57 </text:p>
          </table:table-cell>
          <table:table-cell table:style-name="ce26" office:value-type="float" office:value="-18.5" calcext:value-type="float">
            <text:p><text:s/>－18.50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26" office:value-type="float" office:value="-5.47" calcext:value-type="float">
            <text:p><text:s/>－5.47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8" calcext:value-type="float">
            <text:p><text:s text:c="3"/>9.68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5" calcext:value-type="float">
            <text:p><text:s text:c="3"/>7.15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37" calcext:value-type="float">
            <text:p><text:s text:c="3"/>3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91" calcext:value-type="float">
            <text:p><text:s text:c="3"/>191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26" office:value-type="float" office:value="17.73" calcext:value-type="float">
            <text:p><text:s text:c="3"/>17.73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4" calcext:value-type="float">
            <text:p><text:s text:c="3"/>2.04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" calcext:value-type="float">
            <text:p><text:s text:c="3"/>3.90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36" calcext:value-type="float">
            <text:p><text:s text:c="3"/>136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7" calcext:value-type="float">
            <text:p><text:s text:c="3"/>8.47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8" calcext:value-type="float">
            <text:p><text:s text:c="3"/>1.18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8" calcext:value-type="float">
            <text:p><text:s text:c="3"/>3.18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-27" calcext:value-type="float">
            <text:p><text:s/>－27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6" calcext:value-type="float">
            <text:p><text:s/>－1.86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3" calcext:value-type="float">
            <text:p><text:s text:c="3"/>4.13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" calcext:value-type="float">
            <text:p><text:s text:c="3"/>5.50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1" calcext:value-type="float">
            <text:p><text:s text:c="3"/>3.61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01" calcext:value-type="float">
            <text:p><text:s/>－101 </text:p>
          </table:table-cell>
          <table:table-cell table:style-name="ce26" office:value-type="float" office:value="-1.79" calcext:value-type="float">
            <text:p><text:s/>－1.79 </text:p>
          </table:table-cell>
          <table:table-cell table:style-name="ce26" office:value-type="float" office:value="-21.02" calcext:value-type="float">
            <text:p><text:s/>－21.02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26" office:value-type="float" office:value="-3.75" calcext:value-type="float">
            <text:p><text:s/>－3.75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6" calcext:value-type="float">
            <text:p><text:s text:c="3"/>3.96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1" calcext:value-type="float">
            <text:p><text:s text:c="3"/>2.71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20" calcext:value-type="float">
            <text:p><text:s/>－20 </text:p>
          </table:table-cell>
          <table:table-cell table:style-name="ce26" office:value-type="float" office:value="-0.68" calcext:value-type="float">
            <text:p><text:s/>－0.68 </text:p>
          </table:table-cell>
          <table:table-cell table:style-name="ce26" office:value-type="float" office:value="-7.95" calcext:value-type="float">
            <text:p><text:s/>－7.95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26" office:value-type="float" office:value="-5.57" calcext:value-type="float">
            <text:p><text:s/>－5.57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8" calcext:value-type="float">
            <text:p><text:s text:c="3"/>3.98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4" calcext:value-type="float">
            <text:p><text:s text:c="3"/>9.54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7" calcext:value-type="float">
            <text:p><text:s text:c="3"/>4.37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9" calcext:value-type="float">
            <text:p><text:s text:c="3"/>1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46" calcext:value-type="float">
            <text:p><text:s/>－146 </text:p>
          </table:table-cell>
          <table:table-cell table:style-name="ce26" office:value-type="float" office:value="-0.78" calcext:value-type="float">
            <text:p><text:s/>－0.78 </text:p>
          </table:table-cell>
          <table:table-cell table:style-name="ce26" office:value-type="float" office:value="-9.23" calcext:value-type="float">
            <text:p><text:s/>－9.23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8" calcext:value-type="float">
            <text:p><text:s text:c="3"/>3.98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4" calcext:value-type="float">
            <text:p><text:s/>－14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2" calcext:value-type="float">
            <text:p><text:s/>－0.82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9" calcext:value-type="float">
            <text:p><text:s text:c="3"/>5.99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1" calcext:value-type="float">
            <text:p><text:s text:c="3"/>7.11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63" calcext:value-type="float">
            <text:p><text:s text:c="3"/>12.63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46" office:value-type="float" office:value="3.95" calcext:value-type="float">
            <text:p><text:s text:c="3"/>3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07" calcext:value-type="float">
            <text:p><text:s text:c="3"/>10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2" calcext:value-type="float">
            <text:p><text:s text:c="3"/>8.22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6" calcext:value-type="float">
            <text:p><text:s text:c="3"/>2.46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9" calcext:value-type="float">
            <text:p><text:s text:c="3"/>3.69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46" office:value-type="float" office:value="3.69" calcext:value-type="float">
            <text:p><text:s text:c="3"/>3.6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686" calcext:value-type="float">
            <text:p><text:s text:c="3"/>686 </text:p>
          </table:table-cell>
          <table:table-cell table:style-name="ce25" office:value-type="float" office:value="7.06" calcext:value-type="float">
            <text:p><text:s text:c="3"/>7.06 </text:p>
          </table:table-cell>
          <table:table-cell table:style-name="ce25" office:value-type="float" office:value="83.07" calcext:value-type="float">
            <text:p><text:s text:c="3"/>83.07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1" calcext:value-type="float">
            <text:p><text:s text:c="3"/>4.71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29" calcext:value-type="float">
            <text:p><text:s text:c="3"/>9.29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59" calcext:value-type="float">
            <text:p><text:s text:c="3"/>4.59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2" calcext:value-type="float">
            <text:p><text:s text:c="3"/>3.62 </text:p>
          </table:table-cell>
          <table:table-cell table:style-name="ce17" office:value-type="float" office:value="4" calcext:value-type="float">
            <text:p><text:s text:c="3"/>4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45" office:value-type="float" office:value="0.48" calcext:value-type="float">
            <text:p><text:s text:c="3"/>0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78" calcext:value-type="float">
            <text:p><text:s text:c="3"/>678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26" office:value-type="float" office:value="91.28" calcext:value-type="float">
            <text:p><text:s text:c="3"/>91.28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6" calcext:value-type="float">
            <text:p><text:s text:c="3"/>4.56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5" calcext:value-type="float">
            <text:p><text:s text:c="3"/>9.25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9" calcext:value-type="float">
            <text:p><text:s text:c="3"/>4.69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2" calcext:value-type="float">
            <text:p><text:s text:c="3"/>4.02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46" office:value-type="float" office:value="0.4" calcext:value-type="float">
            <text:p><text:s text:c="3"/>0.40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8" calcext:value-type="float">
            <text:p><text:s text:c="3"/>8 </text:p>
          </table:table-cell>
          <table:table-cell table:style-name="ce28" office:value-type="float" office:value="0.82" calcext:value-type="float">
            <text:p><text:s text:c="3"/>0.82 </text:p>
          </table:table-cell>
          <table:table-cell table:style-name="ce28" office:value-type="float" office:value="9.64" calcext:value-type="float">
            <text:p><text:s text:c="3"/>9.64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35" office:value-type="float" office:value="0.51" calcext:value-type="float">
            <text:p><text:s text:c="3"/>0.51 </text:p>
          </table:table-cell>
          <table:table-cell table:style-name="ce35" office:value-type="float" office:value="6.02" calcext:value-type="float">
            <text:p><text:s text:c="3"/>6.02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8" office:value-type="float" office:value="0.82" calcext:value-type="float">
            <text:p><text:s text:c="3"/>0.82 </text:p>
          </table:table-cell>
          <table:table-cell table:style-name="ce28" office:value-type="float" office:value="9.64" calcext:value-type="float">
            <text:p><text:s text:c="3"/>9.64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1" calcext:value-type="float">
            <text:p><text:s text:c="3"/>0.31 </text:p>
          </table:table-cell>
          <table:table-cell table:style-name="ce28" office:value-type="float" office:value="3.61" calcext:value-type="float">
            <text:p><text:s text:c="3"/>3.61 </text:p>
          </table:table-cell>
          <table:table-cell table:style-name="ce31" office:value-type="float" office:value="0" calcext:value-type="float">
            <text:p>－ </text:p>
          </table:table-cell>
          <table:table-cell table:style-name="ce28" office:value-type="float" office:value="0" calcext:value-type="float">
            <text:p>－ </text:p>
          </table:table-cell>
          <table:table-cell table:style-name="ce38" office:value-type="float" office:value="0" calcext:value-type="float">
            <text:p>－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6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6-05T15:08:48</dc:date>
    <meta:print-date>2009-05-06T12:08:30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